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b5b" officeooo:paragraph-rsid="00163b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ilos:</text:p>
      <text:p text:style-name="P1"/>
      <text:p text:style-name="P1">Libre Bodoni</text:p>
      <text:p text:style-name="P1"><text:tab/><text:a xlink:type="simple" xlink:href="https://fonts.google.com/specimen/Libre+Bodoni" text:style-name="Internet_20_link" text:visited-style-name="Visited_20_Internet_20_Link">https://fonts.google.com/specimen/Libre+Bodoni</text:a></text:p>
      <text:p text:style-name="P1"><text:tab/></text:p>
      <text:p text:style-name="P1"/>
      <text:p text:style-name="P1">Inter</text:p>
      <text:p text:style-name="P1"><text:tab/><text:a xlink:type="simple" xlink:href="https://fonts.google.com/specimen/Inter" text:style-name="Internet_20_link" text:visited-style-name="Visited_20_Internet_20_Link">https://fonts.google.com/specimen/Inter</text:a></text:p>
      <text:p text:style-name="P1"/>
      <text:p text:style-name="P1"/>
      <text:p text:style-name="P1">Libre Franklin</text:p>
      <text:p text:style-name="P1"/>
      <text:p text:style-name="P1"><text:tab/><text:a xlink:type="simple" xlink:href="https://fonts.google.com/specimen/Libre+Franklin" text:style-name="Internet_20_link" text:visited-style-name="Visited_20_Internet_20_Link">https://fonts.google.com/specimen/Libre+Franklin</text:a></text:p>
      <text:p text:style-name="P1"/>
      <text:p text:style-name="P1">Merriwheather sans</text:p>
      <text:p text:style-name="P1"><text:tab/></text:p>
      <text:p text:style-name="P1"><text:tab/><text:a xlink:type="simple" xlink:href="https://fonts.google.com/specimen/Merriweather+Sans" text:style-name="Internet_20_link" text:visited-style-name="Visited_20_Internet_20_Link">https://fonts.google.com/specimen/Merriweather+Sans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oogle Sans Mono" svg:font-family="'Google Sans Mono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" style:font-family-complex="'Noto Sans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27T15:39:43.422240761</meta:creation-date>
    <meta:editing-duration>PT1H32M29S</meta:editing-duration>
    <meta:editing-cycles>2</meta:editing-cycles>
    <meta:generator>LibreOffice/7.3.2.2$Linux_X86_64 LibreOffice_project/49f2b1bff42cfccbd8f788c8dc32c1c309559be0</meta:generator>
    <dc:date>2022-04-27T17:22:19.754140240</dc:date>
    <meta:document-statistic meta:table-count="0" meta:image-count="0" meta:object-count="0" meta:page-count="1" meta:paragraph-count="11" meta:word-count="12" meta:character-count="247" meta:non-whitespace-character-count="238"/>
  </office:meta>
</office:document-meta>
</file>